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3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7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line-through-style="solid"/>
    </style:style>
    <style:style style:name="T3" style:family="text">
      <style:text-properties style:text-line-through-style="solid" style:text-underline-style="none"/>
    </style:style>
    <style:style style:name="T4" style:family="text">
      <style:text-properties style:text-line-through-style="none"/>
    </style:style>
    <style:style style:name="T5" style:family="text">
      <style:text-properties style:text-line-through-style="none" style:text-underline-style="solid" style:text-underline-width="auto" style:text-underline-color="font-color"/>
    </style:style>
    <style:style style:name="T6" style:family="text">
      <style:text-properties style:text-line-through-style="none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SMBx9FF11_3</text:p>
      <text:p text:style-name="P1"><text:span text:style-name="T1">American Genizah Project: Partnership for Posterity</text:span></text:p>
      <text:p text:style-name="P1">Sabato Morais Collection Catalogue Template</text:p>
      <text:p text:style-name="P2"/>
      <text:p text:style-name="P2">Cataloguer: Heather Newlin</text:p>
      <text:p text:style-name="P2"/>
      <text:p text:style-name="P2"/>
      <text:p text:style-name="P2">I. Provenance</text:p>
      <text:p text:style-name="P2"/>
      <text:p text:style-name="P2">Source: CAJS Sabato Morais Papers</text:p>
      <text:p text:style-name="P2">Location: Box 9, FF 11</text:p>
      <text:p text:style-name="P2">Restrictions: ?</text:p>
      <text:p text:style-name="P2"/>
      <text:p text:style-name="P2">II. Descriptive Metadata</text:p>
      <text:p text:style-name="P2"/>
      <text:p text:style-name="P2">Script<text:tab/><text:tab/><text:tab/><text:tab/><text:tab/><text:tab/>Manuscript<text:tab/></text:p>
      <text:p text:style-name="P2"><text:s/>(manuscript or typescript) <text:tab/><text:tab/><text:tab/><text:tab/></text:p>
      <text:p text:style-name="P2">Language (s)<text:tab/><text:tab/><text:tab/><text:tab/><text:tab/>English<text:tab/><text:tab/><text:tab/><text:tab/><text:tab/></text:p>
      <text:p text:style-name="P2">Author of letter<text:tab/><text:tab/><text:tab/><text:tab/>Sabato Morais<text:tab/></text:p>
      <text:p text:style-name="P2">Signed letter<text:tab/><text:tab/><text:tab/><text:tab/><text:tab/></text:p>
      <text:p text:style-name="P2">Unsigned letter</text:p>
      <text:p text:style-name="P2">Dictated letter</text:p>
      <text:p text:style-name="P2">Anonymous</text:p>
      <text:p text:style-name="P2">Addressee of letter<text:tab/><text:tab/><text:tab/><text:tab/></text:p>
      <text:p text:style-name="P2">Addressee as “Editor”<text:tab/><text:tab/><text:tab/><text:tab/></text:p>
      <text:p text:style-name="P2">Date (derived from Hebrew Date)<text:tab/><text:tab/></text:p>
      <text:p text:style-name="P2">Date (derived from Gregorian calendar)<text:tab/></text:p>
      <text:p text:style-name="P2">Month<text:tab/><text:tab/><text:tab/><text:tab/><text:tab/><text:tab/></text:p>
      <text:p text:style-name="P2">Year<text:tab/><text:tab/><text:tab/><text:tab/><text:tab/><text:tab/></text:p>
      <text:p text:style-name="P2">Hebrew Date<text:tab/><text:tab/><text:tab/><text:tab/><text:tab/></text:p>
      <text:p text:style-name="P2">Undated</text:p>
      <text:p text:style-name="P2">City<text:tab/><text:tab/><text:tab/><text:tab/><text:tab/><text:tab/>Philadelphia</text:p>
      <text:p text:style-name="P2">State<text:tab/><text:tab/><text:tab/><text:tab/><text:tab/><text:tab/>PA</text:p>
      <text:p text:style-name="P2">Country<text:tab/><text:tab/><text:tab/><text:tab/><text:tab/>USA</text:p>
      <text:p text:style-name="P2">Subject<text:tab/><text:tab/><text:tab/><text:tab/><text:tab/></text:p>
      <text:p text:style-name="P2">Keywords</text:p>
      <text:p text:style-name="P2"/>
      <text:p text:style-name="P2"/>
      <text:p text:style-name="P2">III. Document Types</text:p>
      <text:p text:style-name="P2"/>
      <text:p text:style-name="P2">Correspondence<text:tab/><text:tab/><text:tab/><text:tab/></text:p>
      <text:p text:style-name="P2">(Synagogue) Sermon<text:tab/><text:tab/><text:tab/><text:tab/>Y</text:p>
      <text:p text:style-name="P2">(Public) Discourse</text:p>
      <text:p text:style-name="P2">Literary Document<text:tab/><text:tab/><text:tab/><text:tab/></text:p>
      <text:p text:style-name="P2">Legal Document</text:p>
      <text:p text:style-name="P2">Receipts</text:p>
      <text:p text:style-name="P2">Newspaper Clipping</text:p>
      <text:p text:style-name="P2">Greeting Card</text:p>
      <text:p text:style-name="P2">Calling Card</text:p>
      <text:p text:style-name="P2"><text:soft-page-break/></text:p>
      <text:p text:style-name="P2"/>
      <text:p text:style-name="P2">IV. Physical Features </text:p>
      <text:p text:style-name="P2"/>
      <text:p text:style-name="P2">Condition (e.g. fragile)<text:tab/><text:tab/><text:tab/></text:p>
      <text:p text:style-name="P2">Paper size (letter or legal size)<text:tab/><text:tab/></text:p>
      <text:p text:style-name="P2">Number of Pages<text:tab/><text:tab/><text:tab/><text:tab/>11</text:p>
      <text:p text:style-name="P2">Number of Sheets<text:tab/><text:tab/><text:tab/><text:tab/>4</text:p>
      <text:p text:style-name="P2">Fragment<text:tab/><text:tab/><text:tab/><text:tab/><text:tab/></text:p>
      <text:p text:style-name="P2">Pagination <text:tab/><text:tab/><text:tab/><text:tab/><text:tab/>Y</text:p>
      <text:p text:style-name="P2">Foliation</text:p>
      <text:p text:style-name="P2">Additional Numeration</text:p>
      <text:p text:style-name="P2">Envelope<text:tab/><text:tab/><text:tab/><text:tab/><text:tab/></text:p>
      <text:p text:style-name="P2">Stamp<text:tab/><text:tab/><text:tab/><text:tab/><text:tab/><text:tab/></text:p>
      <text:p text:style-name="P2">Postma<text:tab/>rk<text:tab/><text:tab/><text:tab/><text:tab/><text:tab/></text:p>
      <text:p text:style-name="P2">Wax seal<text:tab/><text:tab/><text:tab/><text:tab/><text:tab/></text:p>
      <text:p text:style-name="P2"/>
      <text:p text:style-name="P2">V. Added entries </text:p>
      <text:p text:style-name="P2"/>
      <text:p text:style-name="P2">Additional names mentioned: </text:p>
      <text:p text:style-name="P2">Additional Places mentioned: </text:p>
      <text:p text:style-name="P2">Additional Dates mentioned:</text:p>
      <text:p text:style-name="P2"/>
      <text:p text:style-name="P2">VI. Notes</text:p>
      <text:p text:style-name="P2"/>
      <text:p text:style-name="P2"/>
      <text:p text:style-name="P2">VII Transcription</text:p>
      <text:p text:style-name="P6">(Symbols: ?=uncertain; []=supplied information; /=end of line)</text:p>
      <text:p text:style-name="P6"/>
      <text:p text:style-name="P6">[Front Cover]</text:p>
      <text:p text:style-name="P7">An explanatory lecture/</text:p>
      <text:p text:style-name="P7">on/</text:p>
      <text:p text:style-name="P7">Parashat Bo/</text:p>
      <text:p text:style-name="P7">[Hebrew]/</text:p>
      <text:p text:style-name="P7"/>
      <text:p text:style-name="P6">[Page 1]</text:p>
      <text:p text:style-name="P6">Brethren! <text:s/>The age in which we live, is in a super-/-lative degree an age of inquiry. <text:s/>Child-like faith--/said to accomplish marvels--cannot be met, with any/ more frequency among our neighbors, whose religious dogmas/ rest entirely for support upon it, than among Israelites,/ who are free to exercise their reasoning faculties touching their/ belief. <text:s/>It would be idle to argue whether that/ circumstance works advantageously or prejudicially to/ society at large. <text:s/>We have to deal with facts, as they stare/ us in the face, and be equal to the exigencies of the time./ <text:s/>Many preachers may pine for a return of the days, when/ an occasional exhortation respecting the observance of ritual/ or moral behests, formed the extent of their successful/ efforts. <text:s/>The days in which a willful audience felt/ edified by the mere recital of their obligations, remain/ in the memory of some, only as a reminiscence of the/ past. <text:s/>The present generation demands more, and/ that minister might as well be set aside as super-/-annuated, who is unable to satisfy the claims/ of a religious community. <text:s/>So much/</text:p>
      <text:p text:style-name="P6"/>
      <text:p text:style-name="P6">[Page 2]</text:p>
      <text:p text:style-name="P6"><text:soft-page-break/>aiming to undermine Holy Writ is heard everywhere;/ so wide<text:span text:style-name="T2">ly</text:span><text:span text:style-name="T4"> spread are the writings antagonistic to it,/ that people's eyes seem turned to the pulpit; as to </text:span><text:span text:style-name="T2">the</text:span><text:span text:style-name="T4"> a/ repelling force against the inroad of skepticism./ Its unwillingness, or incapacity to enter the lists, will/ be interpreted as a virtual surrendering of all points,/ damaging to the cause it must uphold, while strength-/-ening its opponents. <text:s/>It behooves then the pulpit to/ accept the position in which the times have placed/ it, and come up vigorously to the task. <text:s/>When/ human reason raises aggressive arms against reve-/-lation, it should be fought against with the same/ weapons. <text:s/>And those I have just made ready in/ vindication of a truth, we share in common with all/ who put faith in the good book./</text:span></text:p>
      <text:p text:style-name="P6"><text:span text:style-name="T4">We learnt that the deliverance of Israel from bondage/ was miraculous; that is, Moses directed by God,/ terrified Pharaoh, by means of unsufferable plagues,/ into a final relinquishing of his tyrannic hold./ <text:s/>Some modern historians, unable to disprove the fact that the/ descendants of Jacob, were enslaved by the rulers/ of a certain Egyptian dynasty, and that their/</text:span></text:p>
      <text:p text:style-name="P6"><text:span text:style-name="T4"/></text:p>
      <text:p text:style-name="P6"><text:span text:style-name="T4">[Page 3]</text:span></text:p>
      <text:p text:style-name="P6"><text:span text:style-name="T4">release from thraldom, and their crossing over to Aka,/ could not be effected without a powerful agency, strive/ to give a natural aspect to that which the world/ has ever regarded as preternatural. <text:s/>They do not deny/ that repeated strokes humbled the oppressors of the/ Hebrews, but they contend that the land of Mizraim was/ ordinarily subject to the same inflictions. <text:s/>According/ to the theory they advance, </text:span><text:span text:style-name="T2">Moses</text:span><text:span text:style-name="T4"> the exceptional/ education which Moses had received, afforded him a/ profound knowledge of the peculiarities of the country/ of his birth, and he availed himself thereof, to predict/ the evils which were to happen. <text:s/>And as the populace/ are generally credulous, he could with facility </text:span><text:span text:style-name="T2">inf</text:span><text:span text:style-name="T4"> inspire/ them with awe, and accomplish his high purpous[sic!]./ <text:s/>I think, that one needs not be covered with an/ armour of steel to break through such an array/ of arguments. <text:s/>I would say to those who so/ reason: Deny altogether scriptural narratives, and invent/ what best accords with your prejudgments, to account/ for the existence of the Hebrew race in Palestine;/</text:span></text:p>
      <text:p text:style-name="P6"><text:span text:style-name="T4"/></text:p>
      <text:p text:style-name="P6"><text:span text:style-name="T4">[Page 4]</text:span></text:p>
      <text:p text:style-name="P6"><text:span text:style-name="T4">but if you follow at all what has been registered/ in the Pentateuch, and what is corroborated by sub-/-sequent writings, you will find no support, but/ open, unanswerable refutations. <text:s/>Who will, for/ a moment, entertain the thought that the/ messenger of the Lord anticipated to bend the king's/ will to his designs through events of common occu-/-rence? <text:s/>Imagine Moses foretelling Pharaoh that/ the frogs would leave the river, which at times </text:span><text:span text:style-name="T2">be</text:span><text:span text:style-name="T4">/ breeds them, and enter his habitation, his bed-cham-/-ber, his kneading-troughs, even his oven--the mo-/-narch knowing full well, that such was the sequence/ of the reflux of the Nile--how ludicrous must/ that [?] have appeared, and how unapt there-/-fore to effect the object in view! <text:s/>Again:/ If a hail-storm, such as that which swept along/ the territories of the land of Ham was a periodical/ visitation, would not every one have attended to the/ warning of the prophet, when he said "Now go gather/ in thy cattle, and all thou hast in the field, for..../ upon whatever the hail shall fall, will die". <text:s/>Would/ not all have evinced anxiety to seek shelter for/</text:span></text:p>
      <text:p text:style-name="P6"><text:span text:style-name="T4"/></text:p>
      <text:p text:style-name="P6"><text:span text:style-name="T4">[Page 5]</text:span></text:p>
      <text:p text:style-name="P6"><text:span text:style-name="T4">for[sic!] themselves, and their animals in houses and fold,/ rather than be found exposed to the destructive consequences/ of that scourge? <text:s/>It has been confidently asserted,/ to explain perhaps such recklessness in the multitude,/ that </text:span><text:span text:style-name="T2">what</text:span><text:span text:style-name="T4"> the incidents we have perused in </text:span><text:span text:style-name="T2">th</text:span><text:span text:style-name="T4"> our two last sections/ of Exodus, did not come to pass in so rapid a suc-/-cession as it might seem form the text, but that/ years elapsed between each of the ten plagues; hence/ people had grown heedless. <text:s/>The plain records of/ of[sic!] the Bible shows that assertion to be totally unfounded./ <text:s/>We read: "Moses was eighty years old.....when he spoke/ unto Pharaoh." <text:s/>And in Deuteronomy: "Moses was one/ hundred and twenty years old, when he died.", while we/ are </text:span><text:span text:style-name="T2">cont</text:span><text:span text:style-name="T4"> repeatedly told, that the forty years intervening,/ were spent by the son of Amram as the leader of the tribes in their perigri-/-nations through the wilderness. <text:s/></text:span><text:soft-page-break/><text:span text:style-name="T4">We must either/ reject absolutely the words of Holy Writ, or admit that/ only within the space of a few months took place the/ wondrous events, which wrought Israel's liberation from/ slavery. <text:s/>But it is truly surprising/</text:span></text:p>
      <text:p text:style-name="P6"><text:span text:style-name="T4"/></text:p>
      <text:p text:style-name="P6"><text:span text:style-name="T4">[Page 6]</text:span></text:p>
      <text:p text:style-name="P6"><text:span text:style-name="T4">how a determined wish to divest of the miraculous, what/ bears on its face the unmistakeable [?] of a/ supernatural emanation, will so obscure the mind's/ eyes, that they cannot any longer see. <text:s/>The lesson/ of this Sabbath, lays great emphasis upon the cir-/-cumstance that the swarm of locusts when the east wind/ carried over all Egypt, was a calamity unprecedented/ in </text:span><text:span text:style-name="T2">the</text:span><text:span text:style-name="T4"> its annals. <text:s/>For so was the divine messenger/ commanded to address the refractory king. <text:s/>"Behold I bring/ to-morrow locusts in thy borders.....and they shall/ fill thy houses, and the houses of all thy servants, and/ the houses of Egyptians, what neither thy fathers/ nor thy father's fathers have ever seen to this day." <text:s/>Yet,/ skeptical writers hold tenaciously to their opinion, and/ insist</text:span><text:span text:style-name="T2">s</text:span><text:span text:style-name="T4"> that nothing befell Mezraim to which its geogra-/-phical position did not render it liable! <text:s/>But </text:span><text:span text:style-name="T2">we</text:span><text:span text:style-name="T4"> our/ </text:span><text:span text:style-name="T2">will cease to</text:span><text:span text:style-name="T4"> surprise at the extravagances of those who urge their/ own untenable notions, rather than concede to the/ Almighty a power </text:span><text:span text:style-name="T2">ever the [?] alter the laws He has made,</text:span><text:span text:style-name="T4"> over His handiwork/ will increase ten fold, when we learn </text:span><text:span text:style-name="T2">that</text:span><text:span text:style-name="T4"> how a learned critic/ gives us his assurance that all the first born of Egypt/ </text:span></text:p>
      <text:p text:style-name="P6"><text:span text:style-name="T4"/></text:p>
      <text:p text:style-name="P6"><text:span text:style-name="T4">[Page 7]</text:span></text:p>
      <text:p text:style-name="P6"><text:span text:style-name="T4">perished by the raging of the small-pox; just as/ if that virulent pestilence could select its victims with/ unfailing precision both among men and among beasts./ <text:s/>That novel idea, however, did not meet with general/ favor among rationalists, and some of them have/ endeavoured to improve on it. <text:s/>Their audacity/ went so far, as to intimate that an army/ secretly organized by Moses, </text:span><text:span text:style-name="T2">made a</text:span><text:span text:style-name="T4"> fell suddenly on </text:span><text:span text:style-name="T2">on-</text:span><text:span text:style-name="T4">/</text:span><text:span text:style-name="T2">-slaught</text:span><text:span text:style-name="T4"> the first-born,--who constituted the/ defenders of the throne--and made havoc in their/ midst. <text:s/>A theory so absurd might excite laughter,/ were it not that it has unhappily found advocates among in-/-dividuals, who pride themselves on exercising the fun-/-ctions of Rabbis in Amonea. <text:s/>Good heavens! <text:s/>What/ teaching can the present generation imbibe from/ such preceptors! <text:s/>The most glorious event in the/ history of our people. <text:s/>That event which </text:span><text:span text:style-name="T2">fore</text:span><text:span text:style-name="T4">overshadows/ all others, by reason of its ultimate results to the whole hu-/-man race. <text:s/>The event stamped with the signet of/ God on all our religious observances. <text:s/>That event/ ever upon our lips [Hebrew] "in memory of the/ coming out of Egypt," that stupendous event, I say,/</text:span></text:p>
      <text:p text:style-name="P6"><text:span text:style-name="T4"/></text:p>
      <text:p text:style-name="P6"><text:span text:style-name="T4">[Page 8]</text:span></text:p>
      <text:p text:style-name="P6"><text:span text:style-name="T4">is reduced by Rabbinical Neologists into a suc-/-cessful revolt </text:span><text:span text:style-name="T2">from</text:span><text:span text:style-name="T4"> among a handful of slaves./ <text:s/>Preposterous it is indeed in the highest degree to believe/ that any could penetrate the </text:span><text:span text:style-name="T2">pls</text:span><text:span text:style-name="T4"> palace and the prison,/ the stable and the barn, and, as by intuition, slay all/ the first-lings, and those who claimed seniority </text:span><text:span text:style-name="T2">of</text:span><text:span text:style-name="T4"> by/ birth to their mother's children. <text:s/>It is preposterous,/ because reason repells[sic!] it. <text:s/>It is preposterous, be-/cause the people, who dared not lay hand on their/ oppressors, during a period of impervious darkness;/ the people who were appalled at the sight of their/ former masters, while marching to victory under/ the guidance of the Most High, cannot be supposed to/ have deliberately attacked the Egyptians in their private/ domiciles. <text:s/>It is preposterous </text:span><text:span text:style-name="T2">because</text:span><text:span text:style-name="T4"> because such an/ insurrection would have met with resistance, and Israel/ instead of being hastened away from the land of their/ thraldom loaded with silver and gold, would have/ been thrust back to eternal servitude, loaded with fetters/ and heavy burdens. <text:s/>But it is more than preposterous:/</text:span></text:p>
      <text:p text:style-name="P6"><text:span text:style-name="T4"/></text:p>
      <text:p text:style-name="P6"><text:span text:style-name="T4">[Page 9]</text:span></text:p>
      <text:p text:style-name="P6"><text:span text:style-name="T4">it is blasphemous. <text:s/>On the fourteenth of Nissan,/ Moses issued this proclamation "None of you shall/ come out of the door of his house, till the morning."/ <text:s/>[Hebrew]/ <text:s/>Who were they then who made the attack, and before/ whom the portals of all dwellings flew open, that/ they might pierce with the sword </text:span><text:soft-page-break/><text:span text:style-name="T4">young and old, the rational and the irrational among created beings?...../ </text:span></text:p>
      <text:p text:style-name="P6"><text:span text:style-name="T4"><text:tab/>Dear Brethren! <text:s/>I sincerely hope that none among/ my audience have been tainted with the imparting of/ a new school, whose analysis of the Bible is/ the subversion of revealed religion. <text:s/>But how/ needful nevertheless it is that you will strengthen/ the citadel of your heart-faith--with sound/ reasonings. <text:s/>Unless you abide segregated from/ the rest of the community, you </text:span><text:span text:style-name="T5">must</text:span><text:span text:style-name="T6"> hear the/ cavils of prejudice and unbelief. <text:s/>To give credence/ to miracles, means to possess a mind obtuse, dwarfed./ <text:s/>Hence, whatever partakes of the marvellous[sic!] in the/ annals of the Jews, must be so construed as to give/ it a more </text:span><text:span text:style-name="T5">sensible</text:span><text:span text:style-name="T6"> form. <text:s/>I have offered this morn-/-ing some illustrations of the sagacious method of/</text:span></text:p>
      <text:p text:style-name="P6"><text:span text:style-name="T6"/></text:p>
      <text:p text:style-name="P6"><text:span text:style-name="T6">[Page 10]</text:span></text:p>
      <text:p text:style-name="P6"><text:span text:style-name="T6">transforming the preternatural into natural./ <text:s/>So great is the antipathy of the skeptics against what-/-soever their intellects cannot grasp, that they will/ go in quest of every species of subtlety rather than bow/ the head, and acknowledge that there are things which/ baffle their comprehension. <text:s/>Man! <text:s/>Worm[?]!/ <text:s/>Thou wilt dispute Holy Writ because it gives admission/ to miracles. <text:s/>But is thy bodily construction, or are/ thy mental faculties less wonderful and incomprehensible/ than the deeds by which the Almighty saw fit to/ chastise tyranny, and deliver a world-enlightening and/ humanising[sic!] nation? <text:s/>Fain would I, my friends!/ that they who boast of understanding all which comes under/ the head of so termed natural laws, explained to me/ the properties of light, the power of the magnetic needle,/ steadily pointing to the poles; the </text:span><text:span text:style-name="T3">all</text:span><text:span text:style-name="T6"> lunar attraction/ of the oceans, and seas, and rivers. <text:s/>I am so ignorant,/ that I by myself cannot discover the power which/ causes me to think, nay, not even that which/ closes my eye-lids, so that I fall into a slumber./</text:span></text:p>
      <text:p text:style-name="P6"><text:span text:style-name="T6"/></text:p>
      <text:p text:style-name="P6"><text:span text:style-name="T6">[Page 11]</text:span></text:p>
      <text:p text:style-name="P6"><text:span text:style-name="T6">Dear Brethren! <text:s/>Listen to a word of friendly/ instruction. <text:s/>Neither our Bible, nor our Sages/ point to miracles, as the basis of the Jewish religion,/ but to deny them altogether, and thus circumscribe/ the powers of the Omnipotent, is arrogant in man,/ is audacious, is impious. <text:s/>Let not a son, or a/ daughter of Israel be guilt of that sin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Penn Libraries</meta:initial-creator>
    <meta:creation-date>2012-05-02T13:58:01.37</meta:creation-date>
    <meta:document-statistic meta:table-count="0" meta:image-count="0" meta:object-count="0" meta:page-count="5" meta:paragraph-count="89" meta:word-count="2079" meta:character-count="12890"/>
    <dc:date>2012-05-02T15:48:32.90</dc:date>
    <dc:creator>Penn Libraries</dc:creator>
    <meta:editing-duration>PT00H08M29S</meta:editing-duration>
    <meta:editing-cycles>1</meta:editing-cycles>
    <meta:generator>OpenOffice.org/3.2$Win32 OpenOffice.org_project/320m12$Build-9483</meta:generator>
  </office:meta>
</office:document-meta>
</file>